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5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CSS - Listas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Francisco de Assis Boldt</text:span></text:p>
          </draw:text-box>
        </draw:frame>
        <anim:par presentation:node-type="timing-root">
          <anim:par smil:begin="id1.begin">
            <anim:transitionFilter smil:dur="0.5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- Cascading Style Sheets&#10;Folhas de Estilo em Cascata" draw:style-name="dp1" draw:master-page-name="TITLE_5f_AND_5f_BODY" presentation:presentation-page-layout-name="AL2T1" xml:id="id2" draw:id="id2">
        <office:forms form:automatic-focus="false" form:apply-design-mode="false"/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CSS – Tipos de listas</text:span></text:p>
          </draw:text-box>
        </draw:frame>
        <draw:frame draw:name="Google Shape;74;p1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list-style-typ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upper-roman</text:span></text:p>
                  </text:list-item>
                  <text:list-item>
                    <text:p text:style-name="P6"><text:span text:style-name="T5">lower-roman</text:span></text:p>
                  </text:list-item>
                  <text:list-item>
                    <text:p text:style-name="P6"><text:span text:style-name="T5">upper-alph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lower-alpha</text:span></text:p>
                  </text:list-item>
                  <text:list-item>
                    <text:p text:style-name="P6"><text:span text:style-name="T5">circle</text:span></text:p>
                  </text:list-item>
                  <text:list-item>
                    <text:p text:style-name="P6"><text:span text:style-name="T5">square</text:span></text:p>
                  </text:list-item>
                  <text:list-item>
                    <text:p text:style-name="P6"><text:span text:style-name="T5">disk</text:span></text:p>
                  </text:list-item>
                  <text:list-item>
                    <text:p text:style-name="P6"><text:span text:style-name="T5">non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70;g9b49ceafd7_0_10:notes" draw:style-name="gr1" draw:layer="layout" svg:width="16.932cm" svg:height="9.524cm" svg:x="1.059cm" svg:y="1.905cm" draw:page-number="2" presentation:class="page"/>
          <draw:frame draw:name="Google Shape;71;g9b49ceafd7_0_10:notes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6">&lt;body style=”color: blue;”&gt;</text:span></text:p>
              <text:p text:style-name="P1"><text:span text:style-name="T6">&lt;style type="text/css"&gt; <text:s text:c="2"/>body { color: blue;} </text:span><text:span text:style-name="T6"><text:tab/></text:span><text:span text:style-name="T6"> &lt;/style&gt;</text:span></text:p>
              <text:p text:style-name="P1"><text:span text:style-name="T6">&lt;link href="css/styles.css" type="text/css" rel="stylesheet"&gt;</text:span></text:p>
              <text:p text:style-name="P1"><text:span text:style-name="T6"/></text:p>
            </draw:text-box>
          </draw:frame>
        </presentation:notes>
      </draw:page>
      <draw:page draw:name="page3" draw:style-name="dp1" draw:master-page-name="TITLE_5f_AND_5f_BODY" presentation:presentation-page-layout-name="AL2T1" xml:id="id3" draw:id="id3">
        <office:forms form:automatic-focus="false" form:apply-design-mode="false"/>
        <draw:frame draw:name="Google Shape;73;p14_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Algumas propriedades</text:span></text:p>
          </draw:text-box>
        </draw:frame>
        <draw:frame draw:name="Google Shape;74;p14_0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ul</text:span></text:p>
                <text:list>
                  <text:list-item>
                    <text:p text:style-name="P9"><text:span text:style-name="T4">list-style-image</text:span></text:p>
                  </text:list-item>
                  <text:list-item>
                    <text:p text:style-name="P9"><text:span text:style-name="T4">backgroud-color</text:span></text:p>
                  </text:list-item>
                  <text:list-item>
                    <text:p text:style-name="P9"><text:span text:style-name="T4">padding</text:span></text:p>
                  </text:list-item>
                </text:list>
              </text:list-item>
              <text:list-item>
                <text:p text:style-name="P9"><text:span text:style-name="T4">ul li</text:span></text:p>
                <text:list>
                  <text:list-item>
                    <text:p text:style-name="P9"><text:span text:style-name="T4">background-color</text:span></text:p>
                  </text:list-item>
                  <text:list-item>
                    <text:p text:style-name="P9"><text:span text:style-name="T4">margin-botto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draw:page-thumbnail draw:name="Google Shape;70;g9b49ceafd7_0_0" draw:style-name="gr1" draw:layer="layout" svg:width="16.932cm" svg:height="9.524cm" svg:x="1.059cm" svg:y="1.905cm" draw:page-number="3" presentation:class="page"/>
          <draw:frame draw:name="Google Shape;71;g9b49ceafd7_0_0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6">&lt;body style=”color: blue;”&gt;</text:span></text:p>
              <text:p text:style-name="P1"><text:span text:style-name="T6">&lt;style type="text/css"&gt; <text:s text:c="2"/>body { color: blue;} </text:span><text:span text:style-name="T6"><text:tab/></text:span><text:span text:style-name="T6"> &lt;/style&gt;</text:span></text:p>
              <text:p text:style-name="P1"><text:span text:style-name="T6">&lt;link href="css/styles.css" type="text/css" rel="stylesheet"&gt;</text:span></text:p>
              <text:p text:style-name="P1"><text:span text:style-name="T6"/></text:p>
            </draw:text-box>
          </draw:frame>
        </presentation:notes>
      </draw:page>
      <draw:page draw:name="page4" draw:style-name="dp1" draw:master-page-name="TITLE_5f_AND_5f_BODY" presentation:presentation-page-layout-name="AL2T1" xml:id="id4" draw:id="id4">
        <office:forms form:automatic-focus="false" form:apply-design-mode="false"/>
        <draw:frame draw:name="Google Shape;73;p14_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Posição dos marcadores</text:span></text:p>
          </draw:text-box>
        </draw:frame>
        <draw:frame draw:name="Google Shape;74;p14_1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list-style-position</text:span></text:p>
                <text:list>
                  <text:list-item>
                    <text:p text:style-name="P9"><text:span text:style-name="T4">inside</text:span></text:p>
                  </text:list-item>
                  <text:list-item>
                    <text:p text:style-name="P9"><text:span text:style-name="T4">outside</text:span></text:p>
                  </text:list-item>
                  <text:list-item>
                    <text:p text:style-name="P9"><text:span text:style-name="T4">inher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5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anim:sub-item="text" smil:attributeName="visibility" smil:to="visible"/>
                  <anim:animate smil:dur="5s" anim:sub-item="text" smil:attributeName="x" smil:values="x+1;x" smil:keyTimes="0;1"/>
                </anim:par>
              </anim:par>
            </anim:par>
          </anim:seq>
        </anim:par>
        <presentation:notes draw:style-name="dp3">
          <draw:page-thumbnail draw:name="Google Shape;70;g9b49ceafd7_0_1" draw:style-name="gr1" draw:layer="layout" svg:width="16.932cm" svg:height="9.524cm" svg:x="1.059cm" svg:y="1.905cm" draw:page-number="4" presentation:class="page"/>
          <draw:frame draw:name="Google Shape;71;g9b49ceafd7_0_1" presentation:style-name="pr6" draw:text-style-name="P8" draw:layer="layout" svg:width="15.239cm" svg:height="11.429cm" svg:x="1.905cm" svg:y="12.065cm" presentation:class="notes" presentation:user-transformed="true">
            <draw:text-box>
              <text:p text:style-name="P1"><text:span text:style-name="T6">&lt;body style=”color: blue;”&gt;</text:span></text:p>
              <text:p text:style-name="P1"><text:span text:style-name="T6">&lt;style type="text/css"&gt; <text:s text:c="2"/>body { color: blue;} </text:span><text:span text:style-name="T6"><text:tab/></text:span><text:span text:style-name="T6"> &lt;/style&gt;</text:span></text:p>
              <text:p text:style-name="P1"><text:span text:style-name="T6">&lt;link href="css/styles.css" type="text/css" rel="stylesheet"&gt;</text:span></text:p>
              <text:p text:style-name="P1"><text:span text:style-name="T6"/></text:p>
            </draw:text-box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1" svg:font-family="Roboto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" svg:font-family="Roboto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fe2f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cfe2f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fe2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inimum="0" draw:handle-range-x-maximum="50000" draw:handle-position="?f3 0"/>
        </draw:enhanced-geometry>
      </draw:custom-shape>
      <draw:frame draw:name="Google Shape;12;p2" presentation:style-name="TITLE-title" draw:layer="backgroundobjects" svg:width="22.838cm" svg:height="3.939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1.318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5.93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1T15:51:30.175312695</dc:date>
    <meta:editing-duration>PT23M14S</meta:editing-duration>
    <meta:editing-cycles>4</meta:editing-cycles>
    <meta:document-statistic meta:object-count="48"/>
  </office:meta>
</office:document-meta>
</file>